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7.5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penMusicBox BOM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4" office:value-type="string" calcext:value-type="string">
            <text:p>Vendor</text:p>
          </table:table-cell>
          <table:table-cell table:style-name="ce7" office:value-type="string" calcext:value-type="string">
            <text:p>Price</text:p>
          </table:table-cell>
          <table:table-cell table:style-name="ce4" office:value-type="string" calcext:value-type="string">
            <text:p>Where to buy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Raspberry Pi Zero W</text:p>
          </table:table-cell>
          <table:table-cell office:value-type="string" calcext:value-type="string">
            <text:p>Raspberry</text:p>
          </table:table-cell>
          <table:table-cell office:value-type="currency" office:currency="EUR" office:value="10.35" calcext:value-type="currency">
            <text:p>10,35 €</text:p>
          </table:table-cell>
          <table:table-cell office:value-type="string" calcext:value-type="string">
            <text:p>https://shop.pimoroni.de/collections/raspberry-pi/products/raspberry-pi-zero-w?src=raspberryp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afruit I2S 3W Stereo Speaker Bonnet for Raspberry Pi</text:p>
          </table:table-cell>
          <table:table-cell office:value-type="string" calcext:value-type="string">
            <text:p>Adafruit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string" calcext:value-type="string">
            <text:p>https://shop.pimoroni.de/products/adafruit-i2s-3w-stereo-speaker-bonnet-for-raspberry-pi-mini-k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x Visaton FR 7 4 OHM</text:p>
          </table:table-cell>
          <table:table-cell office:value-type="string" calcext:value-type="string">
            <text:p>Visaton</text:p>
          </table:table-cell>
          <table:table-cell office:value-type="currency" office:currency="EUR" office:value="13" calcext:value-type="currency">
            <text:p>13,00 €</text:p>
          </table:table-cell>
          <table:table-cell office:value-type="string" calcext:value-type="string">
            <text:p>https://shop.pimoroni.de/products/5w-4-ohm-65mm-full-range-spea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ide Potentiometer Module</text:p>
          </table:table-cell>
          <table:table-cell office:value-type="string" calcext:value-type="string">
            <text:p>OPEN-SMART</text:p>
          </table:table-cell>
          <table:table-cell office:value-type="currency" office:currency="EUR" office:value="1.06" calcext:value-type="currency">
            <text:p>1,06 €</text:p>
          </table:table-cell>
          <table:table-cell office:value-type="string" calcext:value-type="string">
            <text:p>https://www.dx.com/p/slide-potentiometer-sensor-module-volume-control-for-arduino-red-2074902#.XDo_X8ZCc5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-Key Button Module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2.61" calcext:value-type="currency">
            <text:p>2,61 €</text:p>
          </table:table-cell>
          <table:table-cell office:value-type="string" calcext:value-type="string">
            <text:p>https://www.dx.com/p/4-key-button-module-sensor-external-keyboard-module-for-arduino-blue-2067337#.XDo_isZCc5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-Mode Rocker Button</text:p>
          </table:table-cell>
          <table:table-cell office:value-type="string" calcext:value-type="string">
            <text:p>OPEN-SMART</text:p>
          </table:table-cell>
          <table:table-cell office:value-type="currency" office:currency="EUR" office:value="0.95" calcext:value-type="currency">
            <text:p>0,95 €</text:p>
          </table:table-cell>
          <table:table-cell office:value-type="string" calcext:value-type="string">
            <text:p>https://www.dx.com/p/diy-v0-9-2-mode-rocker-button-switch-module-for-arduino-black-blue-2042746#.XDo_tsZCc5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Mini</text:p>
          </table:table-cell>
          <table:table-cell office:value-type="string" calcext:value-type="string">
            <text:p>OPEN-SMART</text:p>
          </table:table-cell>
          <table:table-cell office:value-type="currency" office:currency="EUR" office:value="2.26" calcext:value-type="currency">
            <text:p>2,26 €</text:p>
          </table:table-cell>
          <table:table-cell office:value-type="string" calcext:value-type="string">
            <text:p>https://www.dx.com/p/open-smart-mini-atmega328p-3-3v-8mhz-development-board-for-arduino-2075088#.XDo_68ZCc5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ID Card Reader</text:p>
          </table:table-cell>
          <table:table-cell office:value-type="string" calcext:value-type="string">
            <text:p>OPEN-SMART</text:p>
          </table:table-cell>
          <table:table-cell office:value-type="currency" office:currency="EUR" office:value="2.38" calcext:value-type="currency">
            <text:p>2,38 €</text:p>
          </table:table-cell>
          <table:table-cell office:value-type="string" calcext:value-type="string">
            <text:p>https://www.dx.com/p/open-smart-rc522-rfid-card-reader-module-kit-w-8p-cable-for-arduino-2078971#.XDpAIcZCc5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50 Battery Case Holder 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1.09" calcext:value-type="currency">
            <text:p>1,09 €</text:p>
          </table:table-cell>
          <table:table-cell office:value-type="string" calcext:value-type="string">
            <text:p>https://www.dx.com/p/new-plastic-1x18650-battery-case-holder-storage-box-with-wire-leads-for-18650-batteries-2091139#.XDpBd8ZCc5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4056 Micro USB 5V 1A Lithium Battery Charging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0.86" calcext:value-type="currency">
            <text:p>0,86 €</text:p>
          </table:table-cell>
          <table:table-cell office:value-type="string" calcext:value-type="string">
            <text:p>https://www.banggood.com/TP4056-Micro-USB-5V-1A-Lithium-Battery-Charging-Module-Board-TE585-Lipo-Charger-p-1225993.html?rmmds=search&amp;cur_warehouse=C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-DC 1V-5V To 5V 500mA Boost Converter Step Up Power Module 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1.44" calcext:value-type="currency">
            <text:p>1,44 €</text:p>
          </table:table-cell>
          <table:table-cell office:value-type="string" calcext:value-type="string">
            <text:p>https://www.banggood.com/DC-DC-1V-5V-To-5V-500mA-Boost-Converter-Step-Up-Power-Module-p-1069696.html?rmmds=search&amp;cur_warehouse=C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raftmax 18650 Pro Akku mit PCB Schutzschaltung - speziell für LED Taschenlampen ( 3,7V / 9,62 Wh ) </text:p>
          </table:table-cell>
          <table:table-cell office:value-type="string" calcext:value-type="string">
            <text:p>kraftmax</text:p>
          </table:table-cell>
          <table:table-cell office:value-type="currency" office:currency="EUR" office:value="14.7" calcext:value-type="currency">
            <text:p>14,70 €</text:p>
          </table:table-cell>
          <table:table-cell office:value-type="string" calcext:value-type="string">
            <text:p>https://www.amazon.de/Kraftmax-18650-Akku-Schutzschaltung-Taschenlampen/dp/B011ILZVIU/ref=sr_1_7?ie=UTF8&amp;qid=1547322041&amp;sr=8-7&amp;keywords=18650+prot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lolu Mini Pushbutton Power Switch with Reverse Voltage Protection, SV</text:p>
          </table:table-cell>
          <table:table-cell office:value-type="string" calcext:value-type="string">
            <text:p>Pololu</text:p>
          </table:table-cell>
          <table:table-cell office:value-type="currency" office:currency="EUR" office:value="3.95" calcext:value-type="currency">
            <text:p>3,95 €</text:p>
          </table:table-cell>
          <table:table-cell office:value-type="string" calcext:value-type="string">
            <text:p>https://eckstein-shop.de/Pololu-Mini-Pushbutton-Power-Switch-with-Reverse-Voltage-Protection-SV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8" table:formula="of:=SUM([.C4:.C19])" office:value-type="currency" office:currency="EUR" office:value="68.15" calcext:value-type="currency">
            <text:p>68,15 €</text:p>
          </table:table-cell>
          <table:table-cell table:number-columns-repeated="1020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25:40.466992631</meta:creation-date>
    <dc:date>2019-01-12T20:44:58.310037445</dc:date>
    <meta:editing-duration>PT29M8S</meta:editing-duration>
    <meta:editing-cycles>10</meta:editing-cycles>
    <meta:generator>LibreOffice/6.0.7.3$Linux_X86_64 LibreOffice_project/00m0$Build-3</meta:generator>
    <meta:document-statistic meta:table-count="1" meta:cell-count="59" meta:object-count="0"/>
  </office:meta>
</office:document-meta>
</file>